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D000003E31ED4845D285811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9.644cm" draw:z-index="0"><draw:image xlink:href="Pictures/100002010000035D000003E31ED4845D285811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1-14T20:54:03.727000000</dc:date>
    <meta:editing-duration>PT46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